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389709">
            <text:p>Beta-389709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140.0">
            <text:p>6140.0</text:p>
          </table:table-cell>
          <table:table-cell office:value-type="float" office:value="30.0">
            <text:p>30.0</text:p>
          </table:table-cell>
          <table:table-cell office:value-type="string" office:value="Charcoal (Betula sp.)">
            <text:p>Charcoal (Betula sp.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58888">
            <text:p>Beta-458888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310.0">
            <text:p>631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58887">
            <text:p>Beta-458887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130.0">
            <text:p>6130.0</text:p>
          </table:table-cell>
          <table:table-cell office:value-type="float" office:value="30.0">
            <text:p>30.0</text:p>
          </table:table-cell>
          <table:table-cell office:value-type="string" office:value="Charcoal (Betula sp.)">
            <text:p>Charcoal (Betula sp.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58886">
            <text:p>Beta-458886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880.0">
            <text:p>6880.0</text:p>
          </table:table-cell>
          <table:table-cell office:value-type="float" office:value="30.0">
            <text:p>30.0</text:p>
          </table:table-cell>
          <table:table-cell office:value-type="string" office:value="Charcoal (Betula sp.)">
            <text:p>Charcoal (Betula sp.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389720">
            <text:p>Beta-389720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160.0">
            <text:p>616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69">
            <text:p>8.6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58885">
            <text:p>Beta-458885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740.0">
            <text:p>6740.0</text:p>
          </table:table-cell>
          <table:table-cell office:value-type="float" office:value="30.0">
            <text:p>30.0</text:p>
          </table:table-cell>
          <table:table-cell office:value-type="string" office:value="Charcoal (Betula sp.)">
            <text:p>Charcoal (Betula sp.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389719">
            <text:p>Beta-389719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340.0">
            <text:p>634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389718">
            <text:p>Beta-389718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330.0">
            <text:p>633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69">
            <text:p>8.6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389717">
            <text:p>Beta-389717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540.0">
            <text:p>6540.0</text:p>
          </table:table-cell>
          <table:table-cell office:value-type="float" office:value="30.0">
            <text:p>30.0</text:p>
          </table:table-cell>
          <table:table-cell office:value-type="string" office:value="Charcoal (Betula sp.)">
            <text:p>Charcoal (Betula sp.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389716">
            <text:p>Beta-389716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570.0">
            <text:p>657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58884">
            <text:p>Beta-458884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400.0">
            <text:p>6400.0</text:p>
          </table:table-cell>
          <table:table-cell office:value-type="float" office:value="30.0">
            <text:p>30.0</text:p>
          </table:table-cell>
          <table:table-cell office:value-type="string" office:value="Charcoal (Betula sp.)">
            <text:p>Charcoal (Betula sp.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58883">
            <text:p>Beta-458883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440.0">
            <text:p>644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46624">
            <text:p>Beta-446624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8430.0">
            <text:p>8430.0</text:p>
          </table:table-cell>
          <table:table-cell office:value-type="float" office:value="30.0">
            <text:p>30.0</text:p>
          </table:table-cell>
          <table:table-cell office:value-type="string" office:value="Bulk peat">
            <text:p>Bulk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17">
            <text:p>8.17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46625">
            <text:p>Beta-446625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7720.0">
            <text:p>7720.0</text:p>
          </table:table-cell>
          <table:table-cell office:value-type="float" office:value="30.0">
            <text:p>30.0</text:p>
          </table:table-cell>
          <table:table-cell office:value-type="string" office:value="Bulk peat">
            <text:p>Bulk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37">
            <text:p>8.37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46626">
            <text:p>Beta-446626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7430.0">
            <text:p>7430.0</text:p>
          </table:table-cell>
          <table:table-cell office:value-type="float" office:value="30.0">
            <text:p>30.0</text:p>
          </table:table-cell>
          <table:table-cell office:value-type="string" office:value="Bulk peat">
            <text:p>Bulk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37">
            <text:p>8.37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58882">
            <text:p>Beta-458882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220.0">
            <text:p>6220.0</text:p>
          </table:table-cell>
          <table:table-cell office:value-type="float" office:value="30.0">
            <text:p>30.0</text:p>
          </table:table-cell>
          <table:table-cell office:value-type="string" office:value="Charcoal (Betula sp.)">
            <text:p>Charcoal (Betula sp.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69">
            <text:p>8.6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389714">
            <text:p>Beta-389714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560.0">
            <text:p>656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389713">
            <text:p>Beta-389713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210.0">
            <text:p>621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69">
            <text:p>8.6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389712">
            <text:p>Beta-389712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110.0">
            <text:p>6110.0</text:p>
          </table:table-cell>
          <table:table-cell office:value-type="float" office:value="30.0">
            <text:p>30.0</text:p>
          </table:table-cell>
          <table:table-cell office:value-type="string" office:value="Charcoal (Betula sp.)">
            <text:p>Charcoal (Betula sp.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389708">
            <text:p>Beta-389708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4730.0">
            <text:p>4730.0</text:p>
          </table:table-cell>
          <table:table-cell office:value-type="float" office:value="30.0">
            <text:p>30.0</text:p>
          </table:table-cell>
          <table:table-cell office:value-type="string" office:value="Charcoal (Betula sp.)">
            <text:p>Charcoal (Betula sp.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389715">
            <text:p>Beta-389715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4020.0">
            <text:p>402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69">
            <text:p>8.6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389711">
            <text:p>Beta-389711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4830.0">
            <text:p>4830.0</text:p>
          </table:table-cell>
          <table:table-cell office:value-type="float" office:value="30.0">
            <text:p>30.0</text:p>
          </table:table-cell>
          <table:table-cell office:value-type="string" office:value="Charcoal (Salix sp.)">
            <text:p>Charcoal (Salix sp.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69">
            <text:p>8.6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58891">
            <text:p>Beta-458891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4840.0">
            <text:p>484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69">
            <text:p>8.6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15029">
            <text:p>Beta-415029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570.0">
            <text:p>657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15030">
            <text:p>Beta-415030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520.0">
            <text:p>652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15031">
            <text:p>Beta-415031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480.0">
            <text:p>648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15035">
            <text:p>Beta-415035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550.0">
            <text:p>6550.0</text:p>
          </table:table-cell>
          <table:table-cell office:value-type="float" office:value="30.0">
            <text:p>30.0</text:p>
          </table:table-cell>
          <table:table-cell office:value-type="string" office:value="Birchbark">
            <text:p>Birchbark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15036">
            <text:p>Beta-415036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450.0">
            <text:p>645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15037">
            <text:p>Beta-415037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360.0">
            <text:p>636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389721">
            <text:p>Beta-389721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070.0">
            <text:p>6070.0</text:p>
          </table:table-cell>
          <table:table-cell office:value-type="float" office:value="30.0">
            <text:p>30.0</text:p>
          </table:table-cell>
          <table:table-cell office:value-type="string" office:value="Charcoal (Betula sp.)">
            <text:p>Charcoal (Betula sp.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7476">
            <text:p>Beta-427476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5520.0">
            <text:p>5520.0</text:p>
          </table:table-cell>
          <table:table-cell office:value-type="float" office:value="30.0">
            <text:p>30.0</text:p>
          </table:table-cell>
          <table:table-cell office:value-type="string" office:value="Bulk peat">
            <text:p>Bulk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7477">
            <text:p>Beta-427477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810.0">
            <text:p>6810.0</text:p>
          </table:table-cell>
          <table:table-cell office:value-type="float" office:value="30.0">
            <text:p>30.0</text:p>
          </table:table-cell>
          <table:table-cell office:value-type="string" office:value="Bulk peat">
            <text:p>Bulk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37">
            <text:p>8.37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7478">
            <text:p>Beta-427478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8290.0">
            <text:p>8290.0</text:p>
          </table:table-cell>
          <table:table-cell office:value-type="float" office:value="30.0">
            <text:p>30.0</text:p>
          </table:table-cell>
          <table:table-cell office:value-type="string" office:value="Bulk peat">
            <text:p>Bulk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17">
            <text:p>8.17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7479">
            <text:p>Beta-427479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710.0">
            <text:p>6710.0</text:p>
          </table:table-cell>
          <table:table-cell office:value-type="float" office:value="30.0">
            <text:p>30.0</text:p>
          </table:table-cell>
          <table:table-cell office:value-type="string" office:value="Bulk peat">
            <text:p>Bulk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37">
            <text:p>8.37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7480">
            <text:p>Beta-427480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9230.0">
            <text:p>9230.0</text:p>
          </table:table-cell>
          <table:table-cell office:value-type="float" office:value="30.0">
            <text:p>30.0</text:p>
          </table:table-cell>
          <table:table-cell office:value-type="string" office:value="Bulk peat">
            <text:p>Bulk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17">
            <text:p>8.17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8312">
            <text:p>Beta-428312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930.0">
            <text:p>6930.0</text:p>
          </table:table-cell>
          <table:table-cell office:value-type="float" office:value="30.0">
            <text:p>30.0</text:p>
          </table:table-cell>
          <table:table-cell office:value-type="string" office:value="Bulk peat">
            <text:p>Bulk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37">
            <text:p>8.37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31633">
            <text:p>Beta-431633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440.0">
            <text:p>644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8313">
            <text:p>Beta-428313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8460.0">
            <text:p>8460.0</text:p>
          </table:table-cell>
          <table:table-cell office:value-type="float" office:value="30.0">
            <text:p>30.0</text:p>
          </table:table-cell>
          <table:table-cell office:value-type="string" office:value="Bulk peat">
            <text:p>Bulk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17">
            <text:p>8.17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8840">
            <text:p>Beta-428840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730.0">
            <text:p>673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8841">
            <text:p>Beta-428841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5250.0">
            <text:p>525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8842">
            <text:p>Beta-428842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5250.0">
            <text:p>525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8843">
            <text:p>Beta-428843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230.0">
            <text:p>6230.0</text:p>
          </table:table-cell>
          <table:table-cell office:value-type="float" office:value="40.0">
            <text:p>4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8844">
            <text:p>Beta-428844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7010.0">
            <text:p>7010.0</text:p>
          </table:table-cell>
          <table:table-cell office:value-type="float" office:value="30.0">
            <text:p>30.0</text:p>
          </table:table-cell>
          <table:table-cell office:value-type="string" office:value="Birchbark">
            <text:p>Birchbark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8845">
            <text:p>Beta-428845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870.0">
            <text:p>6870.0</text:p>
          </table:table-cell>
          <table:table-cell office:value-type="float" office:value="40.0">
            <text:p>40.0</text:p>
          </table:table-cell>
          <table:table-cell office:value-type="string" office:value="Birchbark">
            <text:p>Birchbark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8846">
            <text:p>Beta-428846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560.0">
            <text:p>6560.0</text:p>
          </table:table-cell>
          <table:table-cell office:value-type="float" office:value="40.0">
            <text:p>40.0</text:p>
          </table:table-cell>
          <table:table-cell office:value-type="string" office:value="Charcoal (Betula sp.)">
            <text:p>Charcoal (Betula sp.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8847">
            <text:p>Beta-428847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5980.0">
            <text:p>5980.0</text:p>
          </table:table-cell>
          <table:table-cell office:value-type="float" office:value="30.0">
            <text:p>30.0</text:p>
          </table:table-cell>
          <table:table-cell office:value-type="string" office:value="Charcoal (Betula sp.)">
            <text:p>Charcoal (Betula sp.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8849">
            <text:p>Beta-428849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5150.0">
            <text:p>515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69">
            <text:p>8.6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8850">
            <text:p>Beta-428850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020.0">
            <text:p>602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8851">
            <text:p>Beta-428851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130.0">
            <text:p>613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8852">
            <text:p>Beta-428852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100.0">
            <text:p>610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8853">
            <text:p>Beta-428853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5330.0">
            <text:p>533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28839">
            <text:p>Beta-428839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5680.0">
            <text:p>5680.0</text:p>
          </table:table-cell>
          <table:table-cell office:value-type="float" office:value="30.0">
            <text:p>30.0</text:p>
          </table:table-cell>
          <table:table-cell office:value-type="string" office:value="Charcoal (Betula sp.)">
            <text:p>Charcoal (Betula sp.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69">
            <text:p>8.6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15028">
            <text:p>Beta-415028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140.0">
            <text:p>614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58892">
            <text:p>Beta-458892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360.0">
            <text:p>636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58895">
            <text:p>Beta-458895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360.0">
            <text:p>636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72536">
            <text:p>Beta-472536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160.0">
            <text:p>616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69">
            <text:p>8.6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82271">
            <text:p>Beta-482271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5620.0">
            <text:p>5620.0</text:p>
          </table:table-cell>
          <table:table-cell office:value-type="float" office:value="30.0">
            <text:p>30.0</text:p>
          </table:table-cell>
          <table:table-cell office:value-type="string" office:value="Bulk peat">
            <text:p>Bulk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57">
            <text:p>8.57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82272">
            <text:p>Beta-482272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210.0">
            <text:p>6210.0</text:p>
          </table:table-cell>
          <table:table-cell office:value-type="float" office:value="30.0">
            <text:p>30.0</text:p>
          </table:table-cell>
          <table:table-cell office:value-type="string" office:value="Bulk peat">
            <text:p>Bulk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37">
            <text:p>8.37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3553B">
            <text:p>T-3553B</text:p>
          </table:table-cell>
          <table:table-cell office:value-type="float" office:value="62.4296">
            <text:p>62.4296</text:p>
          </table:table-cell>
          <table:table-cell office:value-type="float" office:value="6.24">
            <text:p>6.24</text:p>
          </table:table-cell>
          <table:table-cell office:value-type="float" office:value="11750.0">
            <text:p>11750.0</text:p>
          </table:table-cell>
          <table:table-cell office:value-type="float" office:value="120.0">
            <text:p>12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5.04">
            <text:p>35.04</text:p>
          </table:table-cell>
          <table:table-cell office:value-type="float" office:value="1.69">
            <text:p>1.69</text:p>
          </table:table-cell>
          <table:table-cell office:value-type="float" office:value="1.690977717422538">
            <text:p>1.690977717422538</text:p>
          </table:table-cell>
          <table:table-cell office:value-type="string" office:value="LieEtal1983,KristiansenEtal1988,CreelEtal2022">
            <text:p>LieEtal1983,KristiansenEtal1988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3957A">
            <text:p>T-3957A</text:p>
          </table:table-cell>
          <table:table-cell office:value-type="float" office:value="62.4679">
            <text:p>62.4679</text:p>
          </table:table-cell>
          <table:table-cell office:value-type="float" office:value="6.3">
            <text:p>6.3</text:p>
          </table:table-cell>
          <table:table-cell office:value-type="float" office:value="12650.0">
            <text:p>12650.0</text:p>
          </table:table-cell>
          <table:table-cell office:value-type="float" office:value="230.0">
            <text:p>23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4.04">
            <text:p>44.04</text:p>
          </table:table-cell>
          <table:table-cell office:value-type="float" office:value="1.73">
            <text:p>1.73</text:p>
          </table:table-cell>
          <table:table-cell office:value-type="float" office:value="1.7333972794010517">
            <text:p>1.7333972794010517</text:p>
          </table:table-cell>
          <table:table-cell office:value-type="string" office:value="LieEtal1983,KristiansenEtal1988,CreelEtal2022">
            <text:p>LieEtal1983,KristiansenEtal1988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3958A">
            <text:p>T-3958A</text:p>
          </table:table-cell>
          <table:table-cell office:value-type="float" office:value="62.4292">
            <text:p>62.4292</text:p>
          </table:table-cell>
          <table:table-cell office:value-type="float" office:value="6.24">
            <text:p>6.24</text:p>
          </table:table-cell>
          <table:table-cell office:value-type="float" office:value="11130.0">
            <text:p>11130.0</text:p>
          </table:table-cell>
          <table:table-cell office:value-type="float" office:value="140.0">
            <text:p>14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0.04">
            <text:p>30.04</text:p>
          </table:table-cell>
          <table:table-cell office:value-type="float" office:value="1.67">
            <text:p>1.67</text:p>
          </table:table-cell>
          <table:table-cell office:value-type="float" office:value="1.6664040233429462">
            <text:p>1.6664040233429462</text:p>
          </table:table-cell>
          <table:table-cell office:value-type="string" office:value="LieEtal1983,KristiansenEtal1988,CreelEtal2022">
            <text:p>LieEtal1983,KristiansenEtal1988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3982A">
            <text:p>T-3982A</text:p>
          </table:table-cell>
          <table:table-cell office:value-type="float" office:value="62.4337">
            <text:p>62.4337</text:p>
          </table:table-cell>
          <table:table-cell office:value-type="float" office:value="6.25">
            <text:p>6.25</text:p>
          </table:table-cell>
          <table:table-cell office:value-type="float" office:value="4240.0">
            <text:p>4240.0</text:p>
          </table:table-cell>
          <table:table-cell office:value-type="float" office:value="120.0">
            <text:p>1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54">
            <text:p>5.54</text:p>
          </table:table-cell>
          <table:table-cell office:value-type="float" office:value="1.54">
            <text:p>1.54</text:p>
          </table:table-cell>
          <table:table-cell office:value-type="float" office:value="1.5449532260291774">
            <text:p>1.5449532260291774</text:p>
          </table:table-cell>
          <table:table-cell office:value-type="string" office:value="SvendsenMangerud1987,CreelEtal2022">
            <text:p>SvendsenMangerud1987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3983A">
            <text:p>T-3983A</text:p>
          </table:table-cell>
          <table:table-cell office:value-type="float" office:value="62.4337">
            <text:p>62.4337</text:p>
          </table:table-cell>
          <table:table-cell office:value-type="float" office:value="6.25">
            <text:p>6.25</text:p>
          </table:table-cell>
          <table:table-cell office:value-type="float" office:value="9710.0">
            <text:p>9710.0</text:p>
          </table:table-cell>
          <table:table-cell office:value-type="float" office:value="180.0">
            <text:p>18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5.5">
            <text:p>5.5</text:p>
          </table:table-cell>
          <table:table-cell office:value-type="float" office:value="1.19">
            <text:p>1.19</text:p>
          </table:table-cell>
          <table:table-cell office:value-type="float" office:value="1.1924431233251171">
            <text:p>1.1924431233251171</text:p>
          </table:table-cell>
          <table:table-cell office:value-type="string" office:value="SvendsenMangerud1987,CreelEtal2022">
            <text:p>SvendsenMangerud1987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4380">
            <text:p>T-4380</text:p>
          </table:table-cell>
          <table:table-cell office:value-type="float" office:value="62.4839">
            <text:p>62.4839</text:p>
          </table:table-cell>
          <table:table-cell office:value-type="float" office:value="6.51">
            <text:p>6.51</text:p>
          </table:table-cell>
          <table:table-cell office:value-type="float" office:value="12170.0">
            <text:p>12170.0</text:p>
          </table:table-cell>
          <table:table-cell office:value-type="float" office:value="290.0">
            <text:p>2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4.55">
            <text:p>44.55</text:p>
          </table:table-cell>
          <table:table-cell office:value-type="float" office:value="1.77">
            <text:p>1.77</text:p>
          </table:table-cell>
          <table:table-cell office:value-type="float" office:value="1.7665798478609873">
            <text:p>1.7665798478609873</text:p>
          </table:table-cell>
          <table:table-cell office:value-type="string" office:value="SvendsenMangerud1987,CreelEtal2022">
            <text:p>SvendsenMangerud1987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Vedde_ash_interp">
            <text:p>Vedde_ash_interp</text:p>
          </table:table-cell>
          <table:table-cell office:value-type="float" office:value="62.5214">
            <text:p>62.5214</text:p>
          </table:table-cell>
          <table:table-cell office:value-type="float" office:value="6.64">
            <text:p>6.64</text:p>
          </table:table-cell>
          <table:table-cell office:value-type="float" office:value="10750.0">
            <text:p>10750.0</text:p>
          </table:table-cell>
          <table:table-cell office:value-type="float" office:value="100.0">
            <text:p>10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0.94">
            <text:p>40.94</text:p>
          </table:table-cell>
          <table:table-cell office:value-type="float" office:value="1.74">
            <text:p>1.74</text:p>
          </table:table-cell>
          <table:table-cell office:value-type="float" office:value="1.7421969190851383">
            <text:p>1.7421969190851383</text:p>
          </table:table-cell>
          <table:table-cell office:value-type="string" office:value="SvendsenMangerud1987,CreelEtal2022">
            <text:p>SvendsenMangerud1987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Vedde_ash">
            <text:p>Vedde_ash</text:p>
          </table:table-cell>
          <table:table-cell office:value-type="float" office:value="62.4852">
            <text:p>62.4852</text:p>
          </table:table-cell>
          <table:table-cell office:value-type="float" office:value="6.51">
            <text:p>6.51</text:p>
          </table:table-cell>
          <table:table-cell office:value-type="float" office:value="10600.0">
            <text:p>10600.0</text:p>
          </table:table-cell>
          <table:table-cell office:value-type="float" office:value="150.0">
            <text:p>15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4.55">
            <text:p>34.55</text:p>
          </table:table-cell>
          <table:table-cell office:value-type="float" office:value="1.72">
            <text:p>1.72</text:p>
          </table:table-cell>
          <table:table-cell office:value-type="float" office:value="1.7151813520315977">
            <text:p>1.7151813520315977</text:p>
          </table:table-cell>
          <table:table-cell office:value-type="string" office:value="SvendsenMangerud1987,CreelEtal2022">
            <text:p>SvendsenMangerud1987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831">
            <text:p>T-831</text:p>
          </table:table-cell>
          <table:table-cell office:value-type="float" office:value="62.666666666666664">
            <text:p>62.666666666666664</text:p>
          </table:table-cell>
          <table:table-cell office:value-type="float" office:value="6.216666666666667">
            <text:p>6.216666666666667</text:p>
          </table:table-cell>
          <table:table-cell office:value-type="float" office:value="7280.0">
            <text:p>7280.0</text:p>
          </table:table-cell>
          <table:table-cell office:value-type="float" office:value="100.0">
            <text:p>10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08">
            <text:p>8.08</text:p>
          </table:table-cell>
          <table:table-cell office:value-type="float" office:value="1.85">
            <text:p>1.85</text:p>
          </table:table-cell>
          <table:table-cell office:value-type="float" office:value="1.8543529516532957">
            <text:p>1.8543529516532957</text:p>
          </table:table-cell>
          <table:table-cell office:value-type="string" office:value="Nydal1972,CreelEtal2022">
            <text:p>Nydal1972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830">
            <text:p>T-830</text:p>
          </table:table-cell>
          <table:table-cell office:value-type="float" office:value="62.666666666666664">
            <text:p>62.666666666666664</text:p>
          </table:table-cell>
          <table:table-cell office:value-type="float" office:value="6.216666666666667">
            <text:p>6.216666666666667</text:p>
          </table:table-cell>
          <table:table-cell office:value-type="float" office:value="8360.0">
            <text:p>8360.0</text:p>
          </table:table-cell>
          <table:table-cell office:value-type="float" office:value="110.0">
            <text:p>11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08">
            <text:p>8.08</text:p>
          </table:table-cell>
          <table:table-cell office:value-type="float" office:value="1.85">
            <text:p>1.85</text:p>
          </table:table-cell>
          <table:table-cell office:value-type="float" office:value="1.8543529516532957">
            <text:p>1.8543529516532957</text:p>
          </table:table-cell>
          <table:table-cell office:value-type="string" office:value="Nydal1972,CreelEtal2022">
            <text:p>Nydal1972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829">
            <text:p>T-829</text:p>
          </table:table-cell>
          <table:table-cell office:value-type="float" office:value="62.666666666666664">
            <text:p>62.666666666666664</text:p>
          </table:table-cell>
          <table:table-cell office:value-type="float" office:value="6.216666666666667">
            <text:p>6.216666666666667</text:p>
          </table:table-cell>
          <table:table-cell office:value-type="float" office:value="8340.0">
            <text:p>8340.0</text:p>
          </table:table-cell>
          <table:table-cell office:value-type="float" office:value="140.0">
            <text:p>14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08">
            <text:p>8.08</text:p>
          </table:table-cell>
          <table:table-cell office:value-type="float" office:value="1.85">
            <text:p>1.85</text:p>
          </table:table-cell>
          <table:table-cell office:value-type="float" office:value="1.8543529516532957">
            <text:p>1.8543529516532957</text:p>
          </table:table-cell>
          <table:table-cell office:value-type="string" office:value="Nydal1972,CreelEtal2022">
            <text:p>Nydal1972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828">
            <text:p>T-828</text:p>
          </table:table-cell>
          <table:table-cell office:value-type="float" office:value="62.666666666666664">
            <text:p>62.666666666666664</text:p>
          </table:table-cell>
          <table:table-cell office:value-type="float" office:value="6.216666666666667">
            <text:p>6.216666666666667</text:p>
          </table:table-cell>
          <table:table-cell office:value-type="float" office:value="8920.0">
            <text:p>8920.0</text:p>
          </table:table-cell>
          <table:table-cell office:value-type="float" office:value="110.0">
            <text:p>11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08">
            <text:p>8.08</text:p>
          </table:table-cell>
          <table:table-cell office:value-type="float" office:value="1.85">
            <text:p>1.85</text:p>
          </table:table-cell>
          <table:table-cell office:value-type="float" office:value="1.8543529516532957">
            <text:p>1.8543529516532957</text:p>
          </table:table-cell>
          <table:table-cell office:value-type="string" office:value="Nydal1972,CreelEtal2022">
            <text:p>Nydal1972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827">
            <text:p>T-827</text:p>
          </table:table-cell>
          <table:table-cell office:value-type="float" office:value="62.666666666666664">
            <text:p>62.666666666666664</text:p>
          </table:table-cell>
          <table:table-cell office:value-type="float" office:value="6.216666666666667">
            <text:p>6.216666666666667</text:p>
          </table:table-cell>
          <table:table-cell office:value-type="float" office:value="9480.0">
            <text:p>9480.0</text:p>
          </table:table-cell>
          <table:table-cell office:value-type="float" office:value="150.0">
            <text:p>15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9.03">
            <text:p>9.03</text:p>
          </table:table-cell>
          <table:table-cell office:value-type="float" office:value="2.1">
            <text:p>2.1</text:p>
          </table:table-cell>
          <table:table-cell office:value-type="float" office:value="2.087811440730455">
            <text:p>2.087811440730455</text:p>
          </table:table-cell>
          <table:table-cell office:value-type="string" office:value="Nydal1972,CreelEtal2022">
            <text:p>Nydal1972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4162">
            <text:p>T-4162</text:p>
          </table:table-cell>
          <table:table-cell office:value-type="float" office:value="62.4325">
            <text:p>62.4325</text:p>
          </table:table-cell>
          <table:table-cell office:value-type="float" office:value="6.28">
            <text:p>6.28</text:p>
          </table:table-cell>
          <table:table-cell office:value-type="float" office:value="7490.0">
            <text:p>7490.0</text:p>
          </table:table-cell>
          <table:table-cell office:value-type="float" office:value="90.0">
            <text:p>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1.56">
            <text:p>11.56</text:p>
          </table:table-cell>
          <table:table-cell office:value-type="float" office:value="1.24">
            <text:p>1.24</text:p>
          </table:table-cell>
          <table:table-cell office:value-type="float" office:value="1.244493475432907">
            <text:p>1.244493475432907</text:p>
          </table:table-cell>
          <table:table-cell office:value-type="string" office:value="BondevikEtal1997,CreelEtal2022">
            <text:p>BondevikEtal1997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4379A">
            <text:p>T-4379A</text:p>
          </table:table-cell>
          <table:table-cell office:value-type="float" office:value="62.5091">
            <text:p>62.5091</text:p>
          </table:table-cell>
          <table:table-cell office:value-type="float" office:value="6.63">
            <text:p>6.63</text:p>
          </table:table-cell>
          <table:table-cell office:value-type="float" office:value="10150.0">
            <text:p>10150.0</text:p>
          </table:table-cell>
          <table:table-cell office:value-type="float" office:value="130.0">
            <text:p>13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7.95">
            <text:p>37.95</text:p>
          </table:table-cell>
          <table:table-cell office:value-type="float" office:value="1.73">
            <text:p>1.73</text:p>
          </table:table-cell>
          <table:table-cell office:value-type="float" office:value="1.7317949169922355">
            <text:p>1.7317949169922355</text:p>
          </table:table-cell>
          <table:table-cell office:value-type="string" office:value="SvendsenMangerud1987,CreelEtal2022">
            <text:p>SvendsenMangerud1987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1998-notlisted-2">
            <text:p>B1998-notlisted-2</text:p>
          </table:table-cell>
          <table:table-cell office:value-type="float" office:value="62.3333">
            <text:p>62.3333</text:p>
          </table:table-cell>
          <table:table-cell office:value-type="float" office:value="5.7">
            <text:p>5.7</text:p>
          </table:table-cell>
          <table:table-cell office:value-type="float" office:value="4960.0">
            <text:p>4960.0</text:p>
          </table:table-cell>
          <table:table-cell office:value-type="float" office:value="120.0">
            <text:p>1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44">
            <text:p>6.44</text:p>
          </table:table-cell>
          <table:table-cell office:value-type="float" office:value="1.52">
            <text:p>1.52</text:p>
          </table:table-cell>
          <table:table-cell office:value-type="float" office:value="1.5173646020538964">
            <text:p>1.5173646020538964</text:p>
          </table:table-cell>
          <table:table-cell office:value-type="string" office:value="BondevikEtal1998,CreelEtal2022">
            <text:p>BondevikEtal1998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1998-notlisted-1">
            <text:p>B1998-notlisted-1</text:p>
          </table:table-cell>
          <table:table-cell office:value-type="float" office:value="62.3333">
            <text:p>62.3333</text:p>
          </table:table-cell>
          <table:table-cell office:value-type="float" office:value="5.7">
            <text:p>5.7</text:p>
          </table:table-cell>
          <table:table-cell office:value-type="float" office:value="6620.0">
            <text:p>6620.0</text:p>
          </table:table-cell>
          <table:table-cell office:value-type="float" office:value="85.0">
            <text:p>85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44">
            <text:p>6.44</text:p>
          </table:table-cell>
          <table:table-cell office:value-type="float" office:value="1.52">
            <text:p>1.52</text:p>
          </table:table-cell>
          <table:table-cell office:value-type="float" office:value="1.5173646020538964">
            <text:p>1.5173646020538964</text:p>
          </table:table-cell>
          <table:table-cell office:value-type="string" office:value="BondevikEtal1998,CreelEtal2022">
            <text:p>BondevikEtal1998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5150">
            <text:p>T-5150</text:p>
          </table:table-cell>
          <table:table-cell office:value-type="float" office:value="62.3318">
            <text:p>62.3318</text:p>
          </table:table-cell>
          <table:table-cell office:value-type="float" office:value="5.64">
            <text:p>5.64</text:p>
          </table:table-cell>
          <table:table-cell office:value-type="float" office:value="12530.0">
            <text:p>12530.0</text:p>
          </table:table-cell>
          <table:table-cell office:value-type="float" office:value="240.0">
            <text:p>240.0</text:p>
          </table:table-cell>
          <table:table-cell office:value-type="string" office:value="marine shells">
            <text:p>marine shells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2.5">
            <text:p>2.5</text:p>
          </table:table-cell>
          <table:table-cell office:value-type="float" office:value="1.2">
            <text:p>1.2</text:p>
          </table:table-cell>
          <table:table-cell office:value-type="float" office:value="1.2048085753509745">
            <text:p>1.2048085753509745</text:p>
          </table:table-cell>
          <table:table-cell office:value-type="string" office:value="SvendsenMangerud1990,CreelEtal2022">
            <text:p>SvendsenMangerud1990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5149">
            <text:p>T-5149</text:p>
          </table:table-cell>
          <table:table-cell office:value-type="float" office:value="62.3307">
            <text:p>62.3307</text:p>
          </table:table-cell>
          <table:table-cell office:value-type="float" office:value="5.65">
            <text:p>5.65</text:p>
          </table:table-cell>
          <table:table-cell office:value-type="float" office:value="13020.0">
            <text:p>13020.0</text:p>
          </table:table-cell>
          <table:table-cell office:value-type="float" office:value="270.0">
            <text:p>270.0</text:p>
          </table:table-cell>
          <table:table-cell office:value-type="string" office:value="marine sediment">
            <text:p>marine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2.5">
            <text:p>2.5</text:p>
          </table:table-cell>
          <table:table-cell office:value-type="float" office:value="1.2">
            <text:p>1.2</text:p>
          </table:table-cell>
          <table:table-cell office:value-type="float" office:value="1.2048994258590757">
            <text:p>1.2048994258590757</text:p>
          </table:table-cell>
          <table:table-cell office:value-type="string" office:value="SvendsenMangerud1990,CreelEtal2022">
            <text:p>SvendsenMangerud1990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5148A">
            <text:p>T-5148A</text:p>
          </table:table-cell>
          <table:table-cell office:value-type="float" office:value="62.279274">
            <text:p>62.279274</text:p>
          </table:table-cell>
          <table:table-cell office:value-type="float" office:value="5.816113">
            <text:p>5.816113</text:p>
          </table:table-cell>
          <table:table-cell office:value-type="float" office:value="11510.0">
            <text:p>11510.0</text:p>
          </table:table-cell>
          <table:table-cell office:value-type="float" office:value="240.0">
            <text:p>240.0</text:p>
          </table:table-cell>
          <table:table-cell office:value-type="string" office:value="laccustrine gyttja">
            <text:p>laccustrine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9.24">
            <text:p>19.24</text:p>
          </table:table-cell>
          <table:table-cell office:value-type="float" office:value="1.6">
            <text:p>1.6</text:p>
          </table:table-cell>
          <table:table-cell office:value-type="float" office:value="1.6032422522919176">
            <text:p>1.6032422522919176</text:p>
          </table:table-cell>
          <table:table-cell office:value-type="string" office:value="SvendsenMangerud1990,CreelEtal2022">
            <text:p>SvendsenMangerud1990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5147A">
            <text:p>T-5147A</text:p>
          </table:table-cell>
          <table:table-cell office:value-type="float" office:value="62.335732">
            <text:p>62.335732</text:p>
          </table:table-cell>
          <table:table-cell office:value-type="float" office:value="5.642324">
            <text:p>5.642324</text:p>
          </table:table-cell>
          <table:table-cell office:value-type="float" office:value="12090.0">
            <text:p>12090.0</text:p>
          </table:table-cell>
          <table:table-cell office:value-type="float" office:value="200.0">
            <text:p>200.0</text:p>
          </table:table-cell>
          <table:table-cell office:value-type="string" office:value="lacustrine gyttja">
            <text:p>lacustrine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2.44">
            <text:p>12.44</text:p>
          </table:table-cell>
          <table:table-cell office:value-type="float" office:value="1.56">
            <text:p>1.56</text:p>
          </table:table-cell>
          <table:table-cell office:value-type="float" office:value="1.5604349356382117">
            <text:p>1.5604349356382117</text:p>
          </table:table-cell>
          <table:table-cell office:value-type="string" office:value="SvendsenMangerud1990,CreelEtal2022">
            <text:p>SvendsenMangerud1990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5146A">
            <text:p>T-5146A</text:p>
          </table:table-cell>
          <table:table-cell office:value-type="float" office:value="62.3231">
            <text:p>62.3231</text:p>
          </table:table-cell>
          <table:table-cell office:value-type="float" office:value="5.7">
            <text:p>5.7</text:p>
          </table:table-cell>
          <table:table-cell office:value-type="float" office:value="12220.0">
            <text:p>12220.0</text:p>
          </table:table-cell>
          <table:table-cell office:value-type="float" office:value="370.0">
            <text:p>370.0</text:p>
          </table:table-cell>
          <table:table-cell office:value-type="string" office:value="lacustrine gyttja">
            <text:p>lacustrine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2.11">
            <text:p>22.11</text:p>
          </table:table-cell>
          <table:table-cell office:value-type="float" office:value="1.31">
            <text:p>1.31</text:p>
          </table:table-cell>
          <table:table-cell office:value-type="float" office:value="1.310598409737419">
            <text:p>1.310598409737419</text:p>
          </table:table-cell>
          <table:table-cell office:value-type="string" office:value="SvendsenMangerud1990,CreelEtal2022">
            <text:p>SvendsenMangerud1990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5145A">
            <text:p>T-5145A</text:p>
          </table:table-cell>
          <table:table-cell office:value-type="float" office:value="62.3307">
            <text:p>62.3307</text:p>
          </table:table-cell>
          <table:table-cell office:value-type="float" office:value="5.65">
            <text:p>5.65</text:p>
          </table:table-cell>
          <table:table-cell office:value-type="float" office:value="10500.0">
            <text:p>10500.0</text:p>
          </table:table-cell>
          <table:table-cell office:value-type="float" office:value="140.0">
            <text:p>140.0</text:p>
          </table:table-cell>
          <table:table-cell office:value-type="string" office:value="lacustrine gyttja">
            <text:p>lacustrine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2.5">
            <text:p>2.5</text:p>
          </table:table-cell>
          <table:table-cell office:value-type="float" office:value="1.2">
            <text:p>1.2</text:p>
          </table:table-cell>
          <table:table-cell office:value-type="float" office:value="1.2048994258590757">
            <text:p>1.2048994258590757</text:p>
          </table:table-cell>
          <table:table-cell office:value-type="string" office:value="SvendsenMangerud1990,CreelEtal2022">
            <text:p>SvendsenMangerud1990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4969A">
            <text:p>T-4969A</text:p>
          </table:table-cell>
          <table:table-cell office:value-type="float" office:value="62.3286">
            <text:p>62.3286</text:p>
          </table:table-cell>
          <table:table-cell office:value-type="float" office:value="5.71">
            <text:p>5.71</text:p>
          </table:table-cell>
          <table:table-cell office:value-type="float" office:value="10980.0">
            <text:p>10980.0</text:p>
          </table:table-cell>
          <table:table-cell office:value-type="float" office:value="320.0">
            <text:p>320.0</text:p>
          </table:table-cell>
          <table:table-cell office:value-type="string" office:value="brackish sediment">
            <text:p>brackish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6.2">
            <text:p>6.2</text:p>
          </table:table-cell>
          <table:table-cell office:value-type="float" office:value="1.2">
            <text:p>1.2</text:p>
          </table:table-cell>
          <table:table-cell office:value-type="float" office:value="1.2033070693356238">
            <text:p>1.2033070693356238</text:p>
          </table:table-cell>
          <table:table-cell office:value-type="string" office:value="SvendsenMangerud1990,CreelEtal2022">
            <text:p>SvendsenMangerud1990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4968IIA">
            <text:p>T-4968IIA</text:p>
          </table:table-cell>
          <table:table-cell office:value-type="float" office:value="62.3329">
            <text:p>62.3329</text:p>
          </table:table-cell>
          <table:table-cell office:value-type="float" office:value="5.72">
            <text:p>5.72</text:p>
          </table:table-cell>
          <table:table-cell office:value-type="float" office:value="12410.0">
            <text:p>12410.0</text:p>
          </table:table-cell>
          <table:table-cell office:value-type="float" office:value="180.0">
            <text:p>180.0</text:p>
          </table:table-cell>
          <table:table-cell office:value-type="string" office:value="lacustrine gyttja">
            <text:p>lacustrine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8.04">
            <text:p>18.04</text:p>
          </table:table-cell>
          <table:table-cell office:value-type="float" office:value="1.59">
            <text:p>1.59</text:p>
          </table:table-cell>
          <table:table-cell office:value-type="float" office:value="1.5858818299821988">
            <text:p>1.5858818299821988</text:p>
          </table:table-cell>
          <table:table-cell office:value-type="string" office:value="SvendsenMangerud1990,CreelEtal2022">
            <text:p>SvendsenMangerud1990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4966A">
            <text:p>T-4966A</text:p>
          </table:table-cell>
          <table:table-cell office:value-type="float" office:value="62.3286">
            <text:p>62.3286</text:p>
          </table:table-cell>
          <table:table-cell office:value-type="float" office:value="5.71">
            <text:p>5.71</text:p>
          </table:table-cell>
          <table:table-cell office:value-type="float" office:value="10510.0">
            <text:p>10510.0</text:p>
          </table:table-cell>
          <table:table-cell office:value-type="float" office:value="380.0">
            <text:p>380.0</text:p>
          </table:table-cell>
          <table:table-cell office:value-type="string" office:value="brackish sediment">
            <text:p>brackish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6.2">
            <text:p>6.2</text:p>
          </table:table-cell>
          <table:table-cell office:value-type="float" office:value="1.2">
            <text:p>1.2</text:p>
          </table:table-cell>
          <table:table-cell office:value-type="float" office:value="1.2033070693356238">
            <text:p>1.2033070693356238</text:p>
          </table:table-cell>
          <table:table-cell office:value-type="string" office:value="SvendsenMangerud1990,CreelEtal2022">
            <text:p>SvendsenMangerud1990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58894">
            <text:p>Beta-458894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120.0">
            <text:p>6120.0</text:p>
          </table:table-cell>
          <table:table-cell office:value-type="float" office:value="30.0">
            <text:p>30.0</text:p>
          </table:table-cell>
          <table:table-cell office:value-type="string" office:value="Charcoal (Betula sp.)">
            <text:p>Charcoal (Betula sp.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69">
            <text:p>8.6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72534">
            <text:p>Beta-472534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180.0">
            <text:p>618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72535">
            <text:p>Beta-472535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140.0">
            <text:p>614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72532">
            <text:p>Beta-472532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050.0">
            <text:p>605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58896">
            <text:p>Beta-458896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320.0">
            <text:p>632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389706">
            <text:p>Beta-389706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5800.0">
            <text:p>580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389705">
            <text:p>Beta-389705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5220.0">
            <text:p>522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389704">
            <text:p>Beta-389704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5230.0">
            <text:p>523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69">
            <text:p>8.6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11248A">
            <text:p>T-11248A</text:p>
          </table:table-cell>
          <table:table-cell office:value-type="float" office:value="62.3286">
            <text:p>62.3286</text:p>
          </table:table-cell>
          <table:table-cell office:value-type="float" office:value="5.71">
            <text:p>5.71</text:p>
          </table:table-cell>
          <table:table-cell office:value-type="float" office:value="9795.0">
            <text:p>9795.0</text:p>
          </table:table-cell>
          <table:table-cell office:value-type="float" office:value="160.0">
            <text:p>16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44">
            <text:p>6.44</text:p>
          </table:table-cell>
          <table:table-cell office:value-type="float" office:value="1.52">
            <text:p>1.52</text:p>
          </table:table-cell>
          <table:table-cell office:value-type="float" office:value="1.5173938764459085">
            <text:p>1.5173938764459085</text:p>
          </table:table-cell>
          <table:table-cell office:value-type="string" office:value="BondevikEtal1997,CreelEtal2022">
            <text:p>BondevikEtal1997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10594A">
            <text:p>T-10594A</text:p>
          </table:table-cell>
          <table:table-cell office:value-type="float" office:value="62.4652">
            <text:p>62.4652</text:p>
          </table:table-cell>
          <table:table-cell office:value-type="float" office:value="6.27">
            <text:p>6.27</text:p>
          </table:table-cell>
          <table:table-cell office:value-type="float" office:value="7430.0">
            <text:p>7430.0</text:p>
          </table:table-cell>
          <table:table-cell office:value-type="float" office:value="95.0">
            <text:p>95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5.07">
            <text:p>15.07</text:p>
          </table:table-cell>
          <table:table-cell office:value-type="float" office:value="1.26">
            <text:p>1.26</text:p>
          </table:table-cell>
          <table:table-cell office:value-type="float" office:value="1.2633686278062508">
            <text:p>1.2633686278062508</text:p>
          </table:table-cell>
          <table:table-cell office:value-type="string" office:value="BondevikEtal1997,CreelEtal2022">
            <text:p>BondevikEtal1997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293">
            <text:p>T-293</text:p>
          </table:table-cell>
          <table:table-cell office:value-type="float" office:value="62.46666666666667">
            <text:p>62.46666666666667</text:p>
          </table:table-cell>
          <table:table-cell office:value-type="float" office:value="6.25">
            <text:p>6.25</text:p>
          </table:table-cell>
          <table:table-cell office:value-type="float" office:value="8250.0">
            <text:p>8250.0</text:p>
          </table:table-cell>
          <table:table-cell office:value-type="float" office:value="250.0">
            <text:p>25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54">
            <text:p>0.54</text:p>
          </table:table-cell>
          <table:table-cell office:value-type="float" office:value="1.54">
            <text:p>1.54</text:p>
          </table:table-cell>
          <table:table-cell office:value-type="float" office:value="1.5400651727166343">
            <text:p>1.5400651727166343</text:p>
          </table:table-cell>
          <table:table-cell office:value-type="string" office:value="Nydal1962,CreelEtal2022">
            <text:p>Nydal1962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3552B">
            <text:p>T-3552B</text:p>
          </table:table-cell>
          <table:table-cell office:value-type="float" office:value="62.4283">
            <text:p>62.4283</text:p>
          </table:table-cell>
          <table:table-cell office:value-type="float" office:value="6.25">
            <text:p>6.25</text:p>
          </table:table-cell>
          <table:table-cell office:value-type="float" office:value="9760.0">
            <text:p>9760.0</text:p>
          </table:table-cell>
          <table:table-cell office:value-type="float" office:value="110.0">
            <text:p>11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3.34">
            <text:p>23.34</text:p>
          </table:table-cell>
          <table:table-cell office:value-type="float" office:value="1.64">
            <text:p>1.64</text:p>
          </table:table-cell>
          <table:table-cell office:value-type="float" office:value="1.6358683928542903">
            <text:p>1.6358683928542903</text:p>
          </table:table-cell>
          <table:table-cell office:value-type="string" office:value="LieEtal1983,CreelEtal2022">
            <text:p>LieEtal1983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58897">
            <text:p>Beta-458897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450.0">
            <text:p>645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58898">
            <text:p>Beta-458898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480.0">
            <text:p>6480.0</text:p>
          </table:table-cell>
          <table:table-cell office:value-type="float" office:value="30.0">
            <text:p>30.0</text:p>
          </table:table-cell>
          <table:table-cell office:value-type="string" office:value="Charcoal (Betula sp.)">
            <text:p>Charcoal (Betula sp.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58899">
            <text:p>Beta-458899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5830.0">
            <text:p>583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58900">
            <text:p>Beta-458900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500.0">
            <text:p>6500.0</text:p>
          </table:table-cell>
          <table:table-cell office:value-type="float" office:value="30.0">
            <text:p>30.0</text:p>
          </table:table-cell>
          <table:table-cell office:value-type="string" office:value="Charcoal (Betula sp.)">
            <text:p>Charcoal (Betula sp.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58901">
            <text:p>Beta-458901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070.0">
            <text:p>607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72533">
            <text:p>Beta-472533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270.0">
            <text:p>627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389722">
            <text:p>Beta-389722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680.0">
            <text:p>668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T-3553A">
            <text:p>T-3553A</text:p>
          </table:table-cell>
          <table:table-cell office:value-type="float" office:value="62.4296">
            <text:p>62.4296</text:p>
          </table:table-cell>
          <table:table-cell office:value-type="float" office:value="6.24">
            <text:p>6.24</text:p>
          </table:table-cell>
          <table:table-cell office:value-type="float" office:value="11780.0">
            <text:p>11780.0</text:p>
          </table:table-cell>
          <table:table-cell office:value-type="float" office:value="80.0">
            <text:p>8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5.04">
            <text:p>35.04</text:p>
          </table:table-cell>
          <table:table-cell office:value-type="float" office:value="1.69">
            <text:p>1.69</text:p>
          </table:table-cell>
          <table:table-cell office:value-type="float" office:value="1.690977717422538">
            <text:p>1.690977717422538</text:p>
          </table:table-cell>
          <table:table-cell office:value-type="string" office:value="LieEtal1983,KristiansenEtal1988,CreelEtal2022">
            <text:p>LieEtal1983,KristiansenEtal1988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72531">
            <text:p>Beta-472531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5460.0">
            <text:p>546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69">
            <text:p>8.6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72530">
            <text:p>Beta-472530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5250.0">
            <text:p>525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72529">
            <text:p>Beta-472529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5420.0">
            <text:p>542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72528">
            <text:p>Beta-472528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080.0">
            <text:p>608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65">
            <text:p>0.65</text:p>
          </table:table-cell>
          <table:table-cell office:value-type="float" office:value="0.6518540861927898">
            <text:p>0.6518540861927898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72527">
            <text:p>Beta-472527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100.0">
            <text:p>6100.0</text:p>
          </table:table-cell>
          <table:table-cell office:value-type="float" office:value="30.0">
            <text:p>30.0</text:p>
          </table:table-cell>
          <table:table-cell office:value-type="string" office:value="Hazelnut shell">
            <text:p>Hazelnut shel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68572">
            <text:p>Beta-468572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530.0">
            <text:p>6530.0</text:p>
          </table:table-cell>
          <table:table-cell office:value-type="float" office:value="30.0">
            <text:p>30.0</text:p>
          </table:table-cell>
          <table:table-cell office:value-type="string" office:value="Birchbark">
            <text:p>Birchbark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68571">
            <text:p>Beta-468571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630.0">
            <text:p>6630.0</text:p>
          </table:table-cell>
          <table:table-cell office:value-type="float" office:value="30.0">
            <text:p>30.0</text:p>
          </table:table-cell>
          <table:table-cell office:value-type="string" office:value="Birchbark">
            <text:p>Birchbark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68569">
            <text:p>Beta-468569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740.0">
            <text:p>6740.0</text:p>
          </table:table-cell>
          <table:table-cell office:value-type="float" office:value="30.0">
            <text:p>30.0</text:p>
          </table:table-cell>
          <table:table-cell office:value-type="string" office:value="Birchbark">
            <text:p>Birchbark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68568">
            <text:p>Beta-468568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570.0">
            <text:p>6570.0</text:p>
          </table:table-cell>
          <table:table-cell office:value-type="float" office:value="30.0">
            <text:p>30.0</text:p>
          </table:table-cell>
          <table:table-cell office:value-type="string" office:value="Birchbark">
            <text:p>Birchbark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68567">
            <text:p>Beta-468567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500.0">
            <text:p>6500.0</text:p>
          </table:table-cell>
          <table:table-cell office:value-type="float" office:value="30.0">
            <text:p>30.0</text:p>
          </table:table-cell>
          <table:table-cell office:value-type="string" office:value="Birchbark">
            <text:p>Birchbark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  <table:table-row>
          <table:table-cell office:value-type="string" office:value="More_og_Romsdal">
            <text:p>More_og_Romsdal</text:p>
          </table:table-cell>
          <table:table-cell office:value-type="string" office:value="radiocarbon">
            <text:p>radiocarbon</text:p>
          </table:table-cell>
          <table:table-cell office:value-type="string" office:value="Beta-468570">
            <text:p>Beta-468570</text:p>
          </table:table-cell>
          <table:table-cell office:value-type="float" office:value="62.6682099704328">
            <text:p>62.6682099704328</text:p>
          </table:table-cell>
          <table:table-cell office:value-type="float" office:value="6.27123819054503">
            <text:p>6.27123819054503</text:p>
          </table:table-cell>
          <table:table-cell office:value-type="float" office:value="6650.0">
            <text:p>6650.0</text:p>
          </table:table-cell>
          <table:table-cell office:value-type="float" office:value="30.0">
            <text:p>30.0</text:p>
          </table:table-cell>
          <table:table-cell office:value-type="string" office:value="Birchbark">
            <text:p>Birchbark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19">
            <text:p>8.19</text:p>
          </table:table-cell>
          <table:table-cell office:value-type="float" office:value="0.46">
            <text:p>0.46</text:p>
          </table:table-cell>
          <table:table-cell office:value-type="float" office:value="0.4635879093400053">
            <text:p>0.4635879093400053</text:p>
          </table:table-cell>
          <table:table-cell office:value-type="string" office:value="BondevikEtal2019,CreelEtal2022">
            <text:p>BondevikEtal2019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